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3" svg:font-family="'Noto Sans'" style:font-family-generic="roman" style:font-pitch="variable"/>
    <style:font-face style:name="Noto Sans4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Pastel_20_Bouquet" draw:gradient-step-count="0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498cm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 text:style-name="P1">GoSolo</text:p>
          </draw:text-box>
        </draw:frame>
        <draw:frame presentation:style-name="pr2" draw:text-style-name="P3" draw:layer="layout" svg:width="23.8cm" svg:height="3.261cm" svg:x="2.2cm" svg:y="16.13cm" presentation:class="subtitle" presentation:user-transformed="true">
          <draw:text-box>
            <text:p text:style-name="P2"><text:span text:style-name="T1">Presented By:</text:span></text:p>
            <text:p text:style-name="P2"><text:span text:style-name="T1">Group B</text:span></text:p>
            <text:p text:style-name="P2"><text:span text:style-name="T1">Tushar Chavan : 10552610</text:span></text:p>
            <text:p text:style-name="P2"><text:span text:style-name="T1">Bijendra Gaur : 10525552</text:span></text:p>
            <text:p text:style-name="P2"><text:span text:style-name="T1">Shrivardhan Limbkar : 10573876</text:span></text:p>
          </draw:text-box>
        </draw:frame>
        <draw:frame presentation:style-name="pr2" draw:text-style-name="P5" draw:layer="layout" svg:width="23.8cm" svg:height="2.729cm" svg:x="2.4cm" svg:y="3.6cm">
          <draw:text-box>
            <text:p text:style-name="P4"><text:span text:style-name="T2">B9IS123 Programming for Information Syste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chnologies Use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rontend - HTML, CSS, Angular</text:p>
                <text:p/>
              </text:list-item>
              <text:list-item>
                <text:p>Backend – Python Flask</text:p>
                <text:p/>
              </text:list-item>
              <text:list-item>
                <text:p>Database – MySQ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ject Overview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er Login / Registration</text:p>
              </text:list-item>
              <text:list-item>
                <text:p>Listing Details</text:p>
              </text:list-item>
              <text:list-item>
                <text:p>Filters</text:p>
              </text:list-item>
              <text:list-item>
                <text:p text:style-name="P7">Read / Write Reviews</text:p>
              </text:list-item>
              <text:list-item>
                <text:p>Booking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er Typ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dmin User</text:p>
                <text:p/>
              </text:list-item>
              <text:list-item>
                <text:p>Registered User</text:p>
                <text:p/>
              </text:list-item>
              <text:list-item>
                <text:p>Guests Use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ming So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er Reviews</text:p>
              </text:list-item>
              <text:list-item>
                <text:p>Listing Details</text:p>
              </text:list-item>
              <text:list-item>
                <text:p>Filters</text:p>
              </text:list-item>
              <text:list-item>
                <text:p>JWT Tocken</text:p>
              </text:list-item>
              <text:list-item>
                <text:p>Error Handling</text:p>
              </text:list-item>
              <text:list-item>
                <text:p>Security and Scalability</text:p>
              </text:list-item>
              <text:list-item>
                <text:p>API Formating</text:p>
              </text:list-item>
              <text:list-item>
                <text:p>API Documentation</text:p>
              </text:list-item>
              <text:list-item>
                <text:p>Handling Request Paramete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3" svg:font-family="'Noto Sans'" style:font-family-generic="roman" style:font-pitch="variable"/>
    <style:font-face style:name="Noto Sans4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3:27:41.758537145</meta:creation-date>
    <meta:editing-duration>PT7M32S</meta:editing-duration>
    <meta:editing-cycles>3</meta:editing-cycles>
    <meta:generator>LibreOffice/6.4.6.2$Linux_X86_64 LibreOffice_project/40$Build-2</meta:generator>
    <dc:title>Impress</dc:title>
    <dc:date>2021-04-22T00:17:15.646753625</dc:date>
    <meta:document-statistic meta:object-count="55"/>
  </office:meta>
</office:document-meta>
</file>